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ilec-Bold" svg:font-family="Sailec-Bold, system-ui, apple-system, BlinkMacSystemFont, 'Segoe UI', Roboto, 'Helvetica Neue', Helvetica, Arial,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style:line-height-at-least="0.847cm" fo:orphans="2" fo:widows="2"/>
      <style:text-properties fo:font-size="15.6999998092651pt" style:font-size-asian="15.6999998092651pt" style:font-size-complex="15.6999998092651pt"/>
    </style:style>
    <style:style style:name="P2" style:family="paragraph" style:parent-style-name="Text_20_body" style:list-style-name="L2">
      <style:paragraph-properties style:line-height-at-least="0.847cm" fo:orphans="2" fo:widows="2"/>
      <style:text-properties fo:font-size="15.6999998092651pt" style:font-size-asian="15.6999998092651pt" style:font-size-complex="15.6999998092651pt"/>
    </style:style>
    <style:style style:name="P3" style:family="paragraph" style:parent-style-name="Text_20_body">
      <style:paragraph-properties fo:margin-left="0cm" fo:margin-right="0cm" style:line-height-at-least="0.847cm" fo:orphans="2" fo:widows="2" fo:text-indent="0cm" style:auto-text-indent="false"/>
    </style:style>
    <style:style style:name="P4" style:family="paragraph" style:parent-style-name="Text_20_body">
      <style:paragraph-properties fo:margin-left="0cm" fo:margin-right="0cm" style:line-height-at-least="0.847cm" fo:orphans="2" fo:widows="2" fo:text-indent="0cm" style:auto-text-indent="false"/>
      <style:text-properties officeooo:paragraph-rsid="0016c8e0"/>
    </style:style>
    <style:style style:name="P5"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medium-content-serif-font" fo:font-size="15.75pt" fo:font-style="normal" fo:font-weight="normal"/>
    </style:style>
    <style:style style:name="P6" style:family="paragraph" style:parent-style-name="Text_20_body">
      <style:paragraph-properties fo:margin-left="0cm" fo:margin-right="0cm" style:line-height-at-least="0.847cm" fo:orphans="2" fo:widows="2" fo:text-indent="0cm" style:auto-text-indent="false"/>
      <style:text-properties fo:font-weight="bold" style:font-weight-asian="bold" style:font-weight-complex="bold"/>
    </style:style>
    <style:style style:name="P7" style:family="paragraph" style:parent-style-name="Text_20_body">
      <style:paragraph-properties fo:margin-left="0cm" fo:margin-right="0cm" style:line-height-at-least="0.847cm" fo:orphans="2" fo:widows="2" fo:text-indent="0cm" style:auto-text-indent="false"/>
      <style:text-properties fo:font-size="15pt" fo:font-weight="bold" style:font-size-asian="15pt" style:font-weight-asian="bold" style:font-size-complex="15pt" style:font-weight-complex="bold"/>
    </style:style>
    <style:style style:name="P8" style:family="paragraph" style:parent-style-name="Text_20_body" style:list-style-name="L1">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92929" style:font-name="medium-content-serif-font" fo:font-size="15.75pt" fo:letter-spacing="normal" fo:font-style="normal" fo:font-weight="normal"/>
    </style:style>
    <style:style style:name="P9" style:family="paragraph" style:parent-style-name="Text_20_body" style:list-style-name="L3">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92929" style:font-name="medium-content-serif-font" fo:font-size="15.75pt" fo:letter-spacing="normal" fo:font-style="normal" fo:font-weight="normal"/>
    </style:style>
    <style:style style:name="P10" style:family="paragraph" style:parent-style-name="Heading_20_1">
      <style:paragraph-properties style:line-height-at-least="0.847cm" fo:orphans="2" fo:widows="2"/>
      <style:text-properties fo:font-variant="normal" fo:text-transform="none" fo:color="#292929" style:font-name="medium-content-sans-serif-font" fo:font-size="15pt" fo:font-style="normal" fo:font-weight="bold" style:font-size-asian="15pt" style:font-weight-asian="bold" style:font-size-complex="15pt" style:font-weight-complex="bold"/>
    </style:style>
    <style:style style:name="P11" style:family="paragraph" style:parent-style-name="Heading_20_1">
      <style:paragraph-properties fo:margin-left="0cm" fo:margin-right="0cm" style:line-height-at-least="1.058cm" fo:orphans="2" fo:widows="2" fo:text-indent="0cm" style:auto-text-indent="false"/>
      <style:text-properties fo:font-variant="normal" fo:text-transform="none" fo:color="#292929" style:font-name="medium-content-sans-serif-font" fo:font-size="27pt" fo:font-style="normal" fo:font-weight="bold"/>
    </style:style>
    <style:style style:name="P12" style:family="paragraph" style:parent-style-name="Heading_20_1">
      <style:paragraph-properties fo:margin-left="0cm" fo:margin-right="0cm" style:line-height-at-least="0.847cm" fo:orphans="2" fo:widows="2" fo:text-indent="0cm" style:auto-text-indent="false"/>
    </style:style>
    <style:style style:name="T1" style:family="text">
      <style:text-properties style:font-name="medium-content-serif-font"/>
    </style:style>
    <style:style style:name="T2" style:family="text">
      <style:text-properties style:font-name="medium-content-serif-font" fo:font-weight="normal"/>
    </style:style>
    <style:style style:name="T3" style:family="text">
      <style:text-properties fo:color="#292929" style:font-name="medium-content-serif-font" fo:font-size="15.75pt" fo:font-weight="normal"/>
    </style:style>
    <style:style style:name="T4" style:family="text">
      <style:text-properties fo:font-variant="normal" fo:text-transform="none" fo:color="#292929" style:font-name="medium-content-serif-font" fo:font-size="15.75pt" fo:font-style="normal"/>
    </style:style>
    <style:style style:name="T5" style:family="text">
      <style:text-properties fo:font-variant="normal" fo:text-transform="none" fo:color="#292929" style:font-name="medium-content-serif-font" fo:font-size="15.75pt" fo:font-style="normal" fo:font-weight="normal"/>
    </style:style>
    <style:style style:name="T6" style:family="text">
      <style:text-properties fo:font-variant="normal" fo:text-transform="none" fo:color="#292929" style:font-name="medium-content-serif-font" fo:font-size="15.75pt" fo:font-style="normal" fo:font-weight="normal" officeooo:rsid="0016c8e0"/>
    </style:style>
    <style:style style:name="T7" style:family="text">
      <style:text-properties fo:font-variant="normal" fo:text-transform="none" fo:color="#292929" style:font-name="medium-content-serif-font" fo:font-size="15.75pt" fo:font-style="normal" fo:font-weight="bold"/>
    </style:style>
    <style:style style:name="T8" style:family="text">
      <style:text-properties fo:font-variant="normal" fo:text-transform="none" fo:color="#292929" style:font-name="medium-content-serif-font" fo:font-size="15.75pt" fo:letter-spacing="-0.026cm" fo:font-style="normal" fo:font-weight="normal"/>
    </style:style>
    <style:style style:name="T9" style:family="text">
      <style:text-properties fo:font-variant="normal" fo:text-transform="none" fo:color="#292929" style:font-name="medium-content-serif-font" fo:font-style="normal"/>
    </style:style>
    <style:style style:name="T10" style:family="text">
      <style:text-properties fo:font-variant="normal" fo:text-transform="none" fo:color="#292929" style:font-name="medium-content-serif-font" fo:font-style="normal" fo:font-weight="normal"/>
    </style:style>
    <style:style style:name="T11" style:family="text">
      <style:text-properties fo:font-variant="normal" fo:text-transform="none" style:font-name="medium-content-serif-font" fo:font-size="15.75pt" fo:letter-spacing="-0.026cm" fo:font-style="normal" fo:font-weight="normal"/>
    </style:style>
    <style:style style:name="T12" style:family="text">
      <style:text-properties fo:font-variant="normal" fo:text-transform="none" style:font-name="medium-content-serif-font" fo:letter-spacing="-0.026cm" fo:font-style="normal" fo:font-weight="normal"/>
    </style:style>
    <style:style style:name="T13" style:family="text">
      <style:text-properties fo:font-variant="normal" fo:text-transform="none" fo:color="#00599d" style:font-name="medium-content-serif-font" fo:font-size="40pt" fo:letter-spacing="-0.026cm" fo:font-style="normal" style:text-underline-style="solid" style:text-underline-width="auto" style:text-underline-color="font-color" fo:font-weight="normal" fo:background-color="#ffffff" loext:char-shading-value="0" style:font-size-asian="40pt" style:font-size-complex="40pt"/>
    </style:style>
    <style:style style:name="T14" style:family="text">
      <style:text-properties officeooo:rsid="0016c8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text:p>
      <text:h text:style-name="P12" text:outline-level="1"><text:span text:style-name="T13">HTTP/1.1 vs HTTP/2</text:span></text:h>
      <text:p text:style-name="P3"><text:span text:style-name="T5">For those that are new to this theme, Hypertext Transfer Protocol (HTTP) is an application protocol that is, currently, the foundation of data communication for the World Wide Web.</text:span></text:p>
      <text:p text:style-name="P3"><text:span text:style-name="T5">HTTP is based on the Client/Server model. Client/Server model can be explained as two computers, Client (receiver of service) and Server (provider of service) that are communicating via requests and responses.</text:span></text:p>
      <text:p text:style-name="P3"><text:span text:style-name="T5">A simple and abstract example would be a restaurant guest and a waiter. The guest (Client) asks (sends request) waiter (Server) for a meal, then the waiter gets the meal from the restaurant chef (your application logic) and brings the meal to the guest.</text:span></text:p>
      <text:p text:style-name="P3"><text:span text:style-name="T5">This is a very simplistic example, but it is also the one that will help you understand the concept.</text:span></text:p>
      <text:p text:style-name="P3"><text:span text:style-name="T5">There are many more interesting HTTP concepts and utilities to discuss, but the star of this post is (not enough) famous HTTP/2.</text:span></text:p>
      <text:p text:style-name="P6"><text:span text:style-name="T4">What is HTTP/2?</text:span></text:p>
      <text:p text:style-name="P3"><text:span text:style-name="T5">In 2015, Internet Engineering Task Force (IETF) release HTTP/2, the second major version of the most useful internet protocol, HTTP. It was derived from the earlier experimental SPDY protocol.</text:span></text:p>
      <text:p text:style-name="P3"><text:span text:style-name="T5"/></text:p>
      <text:p text:style-name="P7"><text:soft-page-break/><text:span text:style-name="T9">Main goals of developing HTTP/2 was:</text:span></text:p>
      <text:list xml:id="list4186697213" text:style-name="L2">
        <text:list-item>
          <text:p text:style-name="P2"><text:span text:style-name="T10">Protocol negotiation mechanism — protocol electing, eg. HTTP/1.1, HTTP/2 or other.</text:span></text:p>
        </text:list-item>
        <text:list-item>
          <text:p text:style-name="P2"><text:span text:style-name="T10">High-level compatibility with HTTP/1.1 — methods, status codes, URIs and header fields.</text:span></text:p>
        </text:list-item>
        <text:list-item>
          <text:p text:style-name="P2"><text:span text:style-name="T10">Page load speed improvements trough:</text:span></text:p>
        </text:list-item>
        <text:list-item>
          <text:p text:style-name="P2"><text:span text:style-name="T10">Compression of request headers</text:span></text:p>
        </text:list-item>
        <text:list-item>
          <text:p text:style-name="P2"><text:span text:style-name="T10">Binary protocol</text:span></text:p>
        </text:list-item>
        <text:list-item>
          <text:p text:style-name="P2"><text:span text:style-name="T10">HTTP/2 Server Push</text:span></text:p>
        </text:list-item>
        <text:list-item>
          <text:p text:style-name="P2"><text:span text:style-name="T10">Request multiplexing over a single TCP connection</text:span></text:p>
        </text:list-item>
        <text:list-item>
          <text:p text:style-name="P2"><text:span text:style-name="T10">Request pipelining</text:span></text:p>
        </text:list-item>
        <text:list-item>
          <text:p text:style-name="P2"><text:span text:style-name="T10">HOL blocking (Head-of-line) — Package blocking</text:span></text:p>
        </text:list-item>
      </text:list>
      <text:h text:style-name="P10" text:outline-level="1"><text:bookmark text:name="5b25"/><text:span text:style-name="T1">Benefits:</text:span></text:h>
      <text:list xml:id="list1767438788" text:style-name="L3">
        <text:list-item>
          <text:p text:style-name="P9"><text:bookmark text:name="b11d"/>The client saves pushed resources in the cache.</text:p>
        </text:list-item>
        <text:list-item>
          <text:p text:style-name="P9"><text:bookmark text:name="ab35"/>The client can reuse these cached resources across different pages.</text:p>
        </text:list-item>
        <text:list-item>
          <text:p text:style-name="P9"><text:bookmark text:name="2f12"/>The server can multiplex pushed resources along with originally requested information within the same TCP connection.</text:p>
        </text:list-item>
        <text:list-item>
          <text:p text:style-name="P9"><text:bookmark text:name="bbf3"/>The server can prioritize pushed resources — a key performance differentiator in HTTP/2 vs HTTP1.</text:p>
        </text:list-item>
        <text:list-item>
          <text:p text:style-name="P9"><text:bookmark text:name="12d9"/>The client can decline pushed resources to maintain an effective repository of cached resources or disable Server Push entirely.</text:p>
        </text:list-item>
        <text:list-item>
          <text:p text:style-name="P9"><text:bookmark text:name="d16b"/>The client can also limit the number of pushed streams multiplexed concurrently.</text:p>
        </text:list-item>
      </text:list>
      <text:p text:style-name="P5"><text:bookmark text:name="03b0"/><text:soft-page-break/>If you remember the story about a guest in a restaurant and waiter, that would be an example</text:p>
      <text:p text:style-name="P5"><text:bookmark text:name="1ff0"/>for HTTP/1.1 and HTTP/2 protocol with a slight difference. Imagine that waiters are TCP connections and you want to order your meal and a bottle of water. For HTTP/1.1 that would mean that you ask one waiter for your meal and another one for water, hence you would allocate two TCP connections. For HTTP/2 that would mean that you ask only one waiter for both, but he brings them separately. You only allocate one TCP connection and that will already result with lower server load, plus the server would have one extra free connection (waiter) for the next client (guest).</text:p>
      <text:p text:style-name="P5"><text:bookmark text:name="a51e"/>The real difference between HTTP/1.1 and HTTP/2 comes with server push example.</text:p>
      <text:p text:style-name="P5"><text:bookmark text:name="a64a"/>Imagine that the guest (Client) asks (sends request) waiter (Server) for a meal, then the waiter gets the meal from the restaurant chef (your application logic), but the waiter also thinks you would need a bottle of water so he brings that too with your meal. The end result of this would be only one TCP connection and only one request that will significantly lower the server load.</text:p>
      <text:p text:style-name="P5"/>
      <text:p text:style-name="P4"><text:span text:style-name="T6">Source : <text:line-break/>1.</text:span><text:a xlink:type="simple" xlink:href="https://www.digitalocean.com/community/tutorials/http-1-1-vs-http-2-what-s-the-difference" text:style-name="Internet_20_link" text:visited-style-name="Visited_20_Internet_20_Link">https://www.digitalocean.com/community/tutorials/http-1-1-vs-http-2-what-s-the-difference</text:a><text:line-break/><text:span text:style-name="T14">2.</text:span><text:a xlink:type="simple" xlink:href="https://medium.com/@factoryhr/http-2-the-difference-between-http-1-1-benefits-and-how-to-use-it-38094fa0e95b" text:style-name="Internet_20_link" text:visited-style-name="Visited_20_Internet_20_Link">https://medium.com/@factoryhr/http-2-the-difference-between-http-1-1-benefits-and-how-to-use-it-38094fa0e95b</text:a></text:p>
      <text:p text:style-name="P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ilec-Bold" svg:font-family="Sailec-Bold, system-ui, apple-system, BlinkMacSystemFont, 'Segoe UI', Roboto, 'Helvetica Neue', Helvetica, Arial, sans-serif"/>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2:50:42.712042272</meta:creation-date>
    <dc:date>2020-07-19T12:58:50.473693241</dc:date>
    <meta:editing-duration>PT8M8S</meta:editing-duration>
    <meta:editing-cycles>1</meta:editing-cycles>
    <meta:document-statistic meta:table-count="0" meta:image-count="0" meta:object-count="0" meta:page-count="3" meta:paragraph-count="30" meta:word-count="532" meta:character-count="3410" meta:non-whitespace-character-count="2918"/>
    <meta:generator>LibreOffice/6.0.7.3$Linux_X86_64 LibreOffice_project/00m0$Build-3</meta:generator>
  </office:meta>
</office:document-meta>
</file>